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9acd3" officeooo:paragraph-rsid="0009acd3"/>
    </style:style>
    <style:style style:name="P2" style:family="paragraph" style:parent-style-name="Text_20_body">
      <style:paragraph-properties fo:text-align="start" style:justify-single-word="false"/>
      <style:text-properties officeooo:rsid="0009acd3" officeooo:paragraph-rsid="000af737"/>
    </style:style>
    <style:style style:name="P3" style:family="paragraph" style:parent-style-name="Text_20_body">
      <style:paragraph-properties fo:text-align="start" style:justify-single-word="false"/>
      <style:text-properties officeooo:rsid="000af737" officeooo:paragraph-rsid="000af737"/>
    </style:style>
    <style:style style:name="P4" style:family="paragraph" style:parent-style-name="Text_20_body">
      <style:paragraph-properties fo:text-align="start" style:justify-single-word="false"/>
      <style:text-properties fo:font-weight="normal" officeooo:rsid="000fc2ee" officeooo:paragraph-rsid="0012fe38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rsid="0016012c" officeooo:paragraph-rsid="0016012c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officeooo:rsid="0017d786" officeooo:paragraph-rsid="0017d786" style:font-weight-asian="normal" style:font-weight-complex="normal"/>
    </style:style>
    <style:style style:name="P7" style:family="paragraph" style:parent-style-name="Standard">
      <style:text-properties officeooo:rsid="001cf55a" officeooo:paragraph-rsid="001cf55a"/>
    </style:style>
    <style:style style:name="P8" style:family="paragraph" style:parent-style-name="Standard">
      <style:text-properties officeooo:rsid="001dbd7e" officeooo:paragraph-rsid="001dbd7e"/>
    </style:style>
    <style:style style:name="P9" style:family="paragraph" style:parent-style-name="Text_20_body">
      <style:paragraph-properties fo:text-align="start" style:justify-single-word="false"/>
      <style:text-properties officeooo:rsid="0012fe38" officeooo:paragraph-rsid="0012fe38"/>
    </style:style>
    <style:style style:name="P10" style:family="paragraph" style:parent-style-name="Text_20_body">
      <style:paragraph-properties fo:text-align="start" style:justify-single-word="false"/>
      <style:text-properties officeooo:rsid="000af737" officeooo:paragraph-rsid="000af737"/>
    </style:style>
    <style:style style:name="P11" style:family="paragraph" style:parent-style-name="Text_20_body">
      <style:paragraph-properties fo:text-align="start" style:justify-single-word="false"/>
      <style:text-properties officeooo:rsid="001e5abd" officeooo:paragraph-rsid="001e5ab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012c" style:font-weight-asian="normal" style:font-weight-complex="normal"/>
    </style:style>
    <style:style style:name="T4" style:family="text">
      <style:text-properties fo:font-weight="normal" officeooo:rsid="0019d213" style:font-weight-asian="normal" style:font-weight-complex="normal"/>
    </style:style>
    <style:style style:name="T5" style:family="text">
      <style:text-properties officeooo:rsid="000af737"/>
    </style:style>
    <style:style style:name="T6" style:family="text">
      <style:text-properties officeooo:rsid="000dc8db"/>
    </style:style>
    <style:style style:name="T7" style:family="text">
      <style:text-properties officeooo:rsid="000fc2ee"/>
    </style:style>
    <style:style style:name="T8" style:family="text">
      <style:text-properties officeooo:rsid="0012fe38"/>
    </style:style>
    <style:style style:name="T9" style:family="text">
      <style:text-properties officeooo:rsid="0016012c"/>
    </style:style>
    <style:style style:name="T10" style:family="text">
      <style:text-properties officeooo:rsid="0019d213"/>
    </style:style>
    <style:style style:name="T11" style:family="text">
      <style:text-properties officeooo:rsid="001e5abd"/>
    </style:style>
    <style:style style:name="T12" style:family="text">
      <style:text-properties officeooo:rsid="001eb4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Курсовая работа по дисциплине «Объектно-ориентированное программирование»</text:p>
      <text:h text:style-name="Heading_20_1" text:outline-level="1">Постановка задачи:</text:h>
      <text:p text:style-name="P1">Разработать клон игры “Pong”, использую язык программирования с поддержкой ООП (С++).</text:p>
      <text:h text:style-name="Heading_20_1" text:outline-level="1"><text:span text:style-name="T6">Об игре</text:span>:</text:h>
      <text:p text:style-name="Standard">Pong — одна из ранних аркадных видеоигр. Это теннисная спортивная игра с использованием простой двумерной графики, разработанная и выпущенная фирмой Atari в 1972 году. Pong называют первой в истории коммерчески успешной видеоигрой, а с её именем связывают появление индустрии интерактивных развлечений. </text:p>
      <text:h text:style-name="Heading_20_1" text:outline-level="1">Структура проекта:</text:h>
      <text:p text:style-name="P4">Main.cpp – <text:span text:style-name="T9">основная логика игры</text:span></text:p>
      <text:p text:style-name="P5">Entity.cpp – абстракция объекта в игровом мире</text:p>
      <text:p text:style-name="P5">GLContext.cpp – абстракция функций для подготовки запуска игры</text:p>
      <text:p text:style-name="P5">Shader.cpp – абстракция OpenGL шейдера</text:p>
      <text:p text:style-name="P6">*.glsl – исходный код шейдеров</text:p>
      <text:h text:style-name="Heading_20_1" text:outline-level="1">Описание пользовательских классов:</text:h>
      <text:p text:style-name="Standard">Entity – интерфейс <text:span text:style-name="T10">(родительский класс) для </text:span><text:span text:style-name="T3">абстракци</text:span><text:span text:style-name="T4">й </text:span><text:span text:style-name="T3">объекта в игровом мире</text:span></text:p>
      <text:p text:style-name="Standard"><text:span text:style-name="T3">B</text:span><text:span text:style-name="T2">all : Entity – шар</text:span></text:p>
      <text:p text:style-name="Standard">Board : Entity - доска</text:p>
      <text:p text:style-name="Standard">Text : Entity – текстовое поле</text:p>
      <text:p text:style-name="Standard"/>
      <text:p text:style-name="Standard"><text:span text:style-name="T10">GLContext - а</text:span>бстракция функций для подготовки запуска игры; <text:span text:style-name="T10">работает по принципу RAII</text:span></text:p>
      <text:p text:style-name="Standard"/>
      <text:p text:style-name="Standard"><text:span text:style-name="T10">Shader - </text:span>абстракция OpenGL шейдера</text:p>
      <text:h text:style-name="Heading_20_1" text:outline-level="1"><text:span text:style-name="T7">Библиотеки</text:span>:</text:h>
      <text:p text:style-name="P7">GLFW – создание и настройка графического окна</text:p>
      <text:p text:style-name="P7">GLAD – позволяет использовать функции из современных версий OpenGL</text:p>
      <text:p text:style-name="P7">GLText – отрисовка текста <text:span text:style-name="T12">в графическом окне</text:span></text:p>
      <text:p text:style-name="P7">stb_image – считывание фото-файлов с диска</text:p>
      <text:h text:style-name="Heading_20_1" text:outline-level="1"><text:soft-page-break/>Инструкция пользователя:</text:h>
      <text:p text:style-name="P1">Нажмите СТРЕЛКА_ВВЕРХ, чтобы переместить <text:span text:style-name="T5">доску игрока ВВЕРХ.</text:span></text:p>
      <text:p text:style-name="P2">Нажмите СТРЕЛКА_<text:span text:style-name="T5">ВНИЗ</text:span>, чтобы переместить <text:span text:style-name="T5">доску игрока ВНИЗ.</text:span></text:p>
      <text:p text:style-name="P3">Нажмите ПРОБЕЛ, чтобы перезапустить раунд (при неудачном отскоке мяча).</text:p>
      <text:p text:style-name="P3">Игра продолжается, пока кто-либо из игроков не наберёт 10 очков.</text:p>
      <text:h text:style-name="Heading_20_1" text:outline-level="1"><text:span text:style-name="T8">Тестирование</text:span>:</text:h>
      <text:p text:style-name="P8">Тестирование программы производилось с помощью инструментов статического (clang-tidy) и динамического анализа (ASAN, UBSAN, LSAN). Ошибок, связанных с <text:span text:style-name="T11">некорректным использованием памяти и неопределённым поведением не было выявлено.</text:span></text:p>
      <text:h text:style-name="Heading_20_1" text:outline-level="1">Заключение:</text:h>
      <text:p text:style-name="P3">В процессе выполнения настоящей курсовой работы я повторил основы OpenGL, изучил ранее незнакомую мне библиотеку GLText и попрактиковался в применении ООП для упрощения внутренней структуры программы.</text:p>
      <text:h text:style-name="Heading_20_1" text:outline-level="1">Список литературы:</text:h>
      <text:p text:style-name="P3">Документация функций OpenGL - <text:a xlink:type="simple" xlink:href="https://docs.gl/" text:style-name="Internet_20_link" text:visited-style-name="Visited_20_Internet_20_Link">https://docs.gl/</text:a></text:p>
      <text:p text:style-name="P9"><text:span text:style-name="T11">GLFW - </text:span><text:a xlink:type="simple" xlink:href="https://github.com/glfw/glfw" text:style-name="Internet_20_link" text:visited-style-name="Visited_20_Internet_20_Link">https://github.com/glfw/glfw</text:a></text:p>
      <text:p text:style-name="P11">GLAD - <text:a xlink:type="simple" xlink:href="https://github.com/Dav1dde/glad" text:style-name="Internet_20_link" text:visited-style-name="Visited_20_Internet_20_Link">https://github.com/Dav1dde/glad</text:a></text:p>
      <text:p text:style-name="P11">GLText - <text:a xlink:type="simple" xlink:href="https://github.com/vallentin/glText" text:style-name="Internet_20_link" text:visited-style-name="Visited_20_Internet_20_Link">https://github.com/vallentin/glText</text:a></text:p>
      <text:p text:style-name="P11">stb_image - <text:a xlink:type="simple" xlink:href="https://github.com/nothings/stb" text:style-name="Internet_20_link" text:visited-style-name="Visited_20_Internet_20_Link">https://github.com/nothings/stb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9d213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5T20:05:04.627616787</meta:creation-date>
    <dc:date>2022-12-26T15:22:54.663610245</dc:date>
    <meta:editing-duration>PT2H12M1S</meta:editing-duration>
    <meta:editing-cycles>9</meta:editing-cycles>
    <meta:generator>LibreOffice/7.4.3.2$Linux_X86_64 LibreOffice_project/40$Build-2</meta:generator>
    <meta:document-statistic meta:table-count="0" meta:image-count="0" meta:object-count="0" meta:page-count="2" meta:paragraph-count="38" meta:word-count="266" meta:character-count="2177" meta:non-whitespace-character-count="1935"/>
  </office:meta>
</office:document-meta>
</file>